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automatic-styles>
    <style:style style:name="Table17" style:family="table">
      <style:table-properties style:width="11.85cm" fo:break-before="page" table:align="margins"/>
    </style:style>
    <style:style style:name="Table17.A" style:family="table-column">
      <style:table-column-properties style:column-width="1.707cm" style:rel-column-width="9444*"/>
    </style:style>
    <style:style style:name="Table17.B" style:family="table-column">
      <style:table-column-properties style:column-width="2.154cm" style:rel-column-width="11912*"/>
    </style:style>
    <style:style style:name="Table17.C" style:family="table-column">
      <style:table-column-properties style:column-width="1.326cm" style:rel-column-width="7336*"/>
    </style:style>
    <style:style style:name="Table17.D" style:family="table-column">
      <style:table-column-properties style:column-width="6.662cm" style:rel-column-width="3684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data-style-name="N107">
      <style:table-cell-properties style:vertical-align="bottom"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 style:family="table">
      <style:table-properties style:width="11.85cm" table:align="margins"/>
    </style:style>
    <style:style style:name="Table1.A" style:family="table-column">
      <style:table-column-properties style:column-width="5.352cm" style:rel-column-width="29594*"/>
    </style:style>
    <style:style style:name="Table1.B" style:family="table-column">
      <style:table-column-properties style:column-width="6.498cm" style:rel-column-width="35941*"/>
    </style:style>
    <style:style style:name="Table1.A1" style:family="table-cell">
      <style:table-cell-properties fo:background-color="#e6ff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ff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85cm" table:align="margins"/>
    </style:style>
    <style:style style:name="Table2.A" style:family="table-column">
      <style:table-column-properties style:column-width="5.925cm" style:rel-column-width="32767*"/>
    </style:style>
    <style:style style:name="Table2.B" style:family="table-column">
      <style:table-column-properties style:column-width="5.9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85cm" table:align="margins"/>
    </style:style>
    <style:style style:name="Table3.A" style:family="table-column">
      <style:table-column-properties style:column-width="5.925cm" style:rel-column-width="32767*"/>
    </style:style>
    <style:style style:name="Table3.B" style:family="table-column">
      <style:table-column-properties style:column-width="5.92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85cm" table:align="margins"/>
    </style:style>
    <style:style style:name="Table4.A" style:family="table-column">
      <style:table-column-properties style:column-width="5.925cm" style:rel-column-width="32767*"/>
    </style:style>
    <style:style style:name="Table4.B" style:family="table-column">
      <style:table-column-properties style:column-width="5.92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85cm" table:align="margins"/>
    </style:style>
    <style:style style:name="Table5.A" style:family="table-column">
      <style:table-column-properties style:column-width="5.925cm" style:rel-column-width="32767*"/>
    </style:style>
    <style:style style:name="Table5.B" style:family="table-column">
      <style:table-column-properties style:column-width="5.92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85cm" table:align="margins"/>
    </style:style>
    <style:style style:name="Table6.A" style:family="table-column">
      <style:table-column-properties style:column-width="5.925cm" style:rel-column-width="32767*"/>
    </style:style>
    <style:style style:name="Table6.B" style:family="table-column">
      <style:table-column-properties style:column-width="5.92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85cm" table:align="margins"/>
    </style:style>
    <style:style style:name="Table7.A" style:family="table-column">
      <style:table-column-properties style:column-width="5.925cm" style:rel-column-width="32767*"/>
    </style:style>
    <style:style style:name="Table7.B" style:family="table-column">
      <style:table-column-properties style:column-width="5.92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3" style:family="table">
      <style:table-properties style:width="11.85cm" table:align="margins"/>
    </style:style>
    <style:style style:name="Table13.A" style:family="table-column">
      <style:table-column-properties style:column-width="5.925cm" style:rel-column-width="32767*"/>
    </style:style>
    <style:style style:name="Table13.B" style:family="table-column">
      <style:table-column-properties style:column-width="5.92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style:font-name="Sci Fied 2002" fo:font-size="44pt" style:font-size-asian="44pt" style:font-size-complex="44pt"/>
    </style:style>
    <style:style style:name="P3" style:family="paragraph" style:parent-style-name="Text_20_body">
      <style:paragraph-properties fo:text-align="center" style:justify-single-word="false"/>
      <style:text-properties style:font-name="Sci Fied 2002" fo:font-size="44pt" style:font-size-asian="44pt" style:font-size-complex="44pt"/>
    </style:style>
    <style:style style:name="P4" style:family="paragraph" style:parent-style-name="Table_20_Heading">
      <style:text-properties fo:font-size="10pt"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paragraph-properties fo:text-align="end" style:justify-single-word="false"/>
      <style:text-properties fo:font-size="10pt" style:font-size-asian="10pt" style:font-size-complex="10pt"/>
    </style:style>
    <style:style style:name="P7" style:family="paragraph" style:parent-style-name="Standard">
      <style:paragraph-properties fo:text-align="center" style:justify-single-word="false"/>
      <style:text-properties style:font-name="Sci Fied 2002" fo:font-size="44pt" style:font-size-asian="44pt" style:font-size-complex="4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1.85cm" style:type="right" style:leader-style="dotted" style:leader-text="."/>
        </style:tab-stops>
      </style:paragraph-properties>
    </style:style>
    <style:style style:name="P10" style:family="paragraph" style:parent-style-name="Contents_20_2">
      <style:paragraph-properties>
        <style:tab-stops>
          <style:tab-stop style:position="11.351cm" style:type="right" style:leader-style="dotted" style:leader-text="."/>
        </style:tab-stops>
      </style:paragraph-properties>
    </style:style>
    <style:style style:name="P11" style:family="paragraph" style:parent-style-name="Standard" style:list-style-name="L1"/>
    <style:style style:name="P12" style:family="paragraph" style:parent-style-name="ChapterNo">
      <style:paragraph-properties fo:break-before="page"/>
    </style:style>
    <style:style style:name="P1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0.009cm" fo:margin-right="0.009cm" fo:text-indent="0.741cm" style:auto-text-indent="false"/>
    </style:style>
    <style:style style:name="P15" style:family="paragraph" style:parent-style-name="Standard">
      <style:paragraph-properties fo:margin-left="0.009cm" fo:margin-right="0.009cm" fo:text-indent="0.423cm" style:auto-text-indent="false"/>
    </style:style>
    <style:style style:name="P16" style:family="paragraph" style:parent-style-name="Text_20_body">
      <style:paragraph-properties fo:margin-left="0.009cm" fo:margin-right="0.009cm" fo:text-indent="0cm" style:auto-text-indent="false"/>
    </style:style>
    <style:style style:name="P17" style:family="paragraph" style:parent-style-name="Text_20_body">
      <style:paragraph-properties fo:break-before="page"/>
    </style:style>
    <style:style style:name="P1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start" style:justify-single-word="false" style:writing-mode="lr-tb"/>
    </style:style>
    <style:style style:name="P24" style:family="paragraph" style:parent-style-name="Standard" style:list-style-name="L3">
      <style:paragraph-properties fo:margin-left="0cm" fo:margin-right="0cm" fo:text-align="start" style:justify-single-word="false" fo:text-indent="0cm" style:auto-text-indent="false"/>
    </style:style>
    <style:style style:name="P25" style:family="paragraph" style:parent-style-name="Standard" style:list-style-name="L4">
      <style:paragraph-properties fo:margin-left="0cm" fo:margin-right="0cm" fo:text-align="start" style:justify-single-word="false" fo:text-indent="0cm" style:auto-text-indent="false"/>
    </style:style>
    <style:style style:name="P26" style:family="paragraph" style:parent-style-name="Text_20_body" style:list-style-name="L3">
      <style:paragraph-properties fo:text-align="start"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9" style:family="paragraph" style:parent-style-name="Text_20_body" style:list-style-name="L5"/>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list-style-name="L6"/>
    <style:style style:name="P33" style:family="paragraph" style:parent-style-name="Text_20_body" style:list-style-name="L6">
      <style:paragraph-properties fo:margin-left="-1.251cm" fo:margin-right="0cm" fo:text-indent="0cm" style:auto-text-indent="false"/>
    </style:style>
    <style:style style:name="P34" style:family="paragraph" style:parent-style-name="Heading_20_1" style:list-style-name="L6">
      <style:paragraph-properties fo:margin-left="-1.251cm" fo:margin-right="0cm" fo:text-indent="0cm" style:auto-text-indent="false"/>
    </style:style>
    <style:style style:name="P35" style:family="paragraph" style:parent-style-name="Text_20_body" style:list-style-name="L6">
      <style:paragraph-properties fo:margin-left="0cm" fo:margin-right="0cm" fo:text-indent="0cm" style:auto-text-indent="false"/>
    </style:style>
    <style:style style:name="P36" style:family="paragraph" style:parent-style-name="Text_20_body" style:list-style-name="L7"/>
    <style:style style:name="P37" style:family="paragraph" style:parent-style-name="Heading_20_1" style:list-style-name="L8">
      <style:paragraph-properties fo:margin-left="-2.501cm" fo:margin-right="0cm" fo:text-indent="0cm" style:auto-text-indent="false"/>
    </style:style>
    <style:style style:name="P38" style:family="paragraph" style:parent-style-name="Text_20_body" style:list-style-name="L9">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normal" style:font-weight-asian="normal" style:font-weight-complex="normal"/>
    </style:style>
    <style:style style:name="P41" style:family="paragraph" style:parent-style-name="Text_20_body" style:list-style-name="L10"/>
    <style:style style:name="P42" style:family="paragraph" style:parent-style-name="Heading_20_1" style:list-style-name="L11">
      <style:paragraph-properties fo:margin-left="-2.501cm" fo:margin-right="0cm" fo:text-indent="0cm" style:auto-text-indent="false"/>
    </style:style>
    <style:style style:name="P43" style:family="paragraph" style:parent-style-name="Text_20_body" style:list-style-name="L12">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44" style:family="paragraph" style:parent-style-name="Text_20_body">
      <style:text-properties style:font-name="Arial" fo:font-size="10pt" fo:font-weight="normal" style:font-size-asian="10pt" style:font-weight-asian="normal" style:font-size-complex="10pt" style:font-weight-complex="normal"/>
    </style:style>
    <style:style style:name="P45" style:family="paragraph" style:parent-style-name="Text_20_body">
      <style:paragraph-properties fo:text-align="start" style:justify-single-word="false"/>
      <style:text-properties style:font-name="Arial" fo:font-size="10pt" style:font-size-asian="10pt" style:font-size-complex="10pt"/>
    </style:style>
    <style:style style:name="P46" style:family="paragraph" style:parent-style-name="Text_20_body" style:list-style-name="L13"/>
    <style:style style:name="P47" style:family="paragraph" style:parent-style-name="Heading_20_1" style:list-style-name="L14">
      <style:paragraph-properties fo:margin-left="-2.501cm" fo:margin-right="0cm" fo:text-indent="0cm" style:auto-text-indent="false"/>
    </style:style>
    <style:style style:name="P48" style:family="paragraph" style:parent-style-name="Text_20_body" style:list-style-name="L15">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49" style:family="paragraph" style:parent-style-name="Text_20_body" style:list-style-name="L16"/>
    <style:style style:name="P50" style:family="paragraph" style:parent-style-name="Heading_20_1" style:list-style-name="L17">
      <style:paragraph-properties fo:margin-left="-2.501cm" fo:margin-right="0cm" fo:text-indent="0cm" style:auto-text-indent="false"/>
    </style:style>
    <style:style style:name="P51" style:family="paragraph" style:parent-style-name="Text_20_body" style:list-style-name="L18">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19"/>
    <style:style style:name="P53" style:family="paragraph" style:parent-style-name="Heading_20_1" style:list-style-name="L20">
      <style:paragraph-properties fo:margin-left="-2.501cm" fo:margin-right="0cm" fo:text-indent="0cm" style:auto-text-indent="false"/>
    </style:style>
    <style:style style:name="P54" style:family="paragraph" style:parent-style-name="Text_20_body" style:list-style-name="L21">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L22"/>
    <style:style style:name="P56" style:family="paragraph" style:parent-style-name="Heading_20_1" style:list-style-name="L23">
      <style:paragraph-properties fo:margin-left="-2.501cm" fo:margin-right="0cm" fo:text-indent="0cm" style:auto-text-indent="false"/>
    </style:style>
    <style:style style:name="P57" style:family="paragraph" style:parent-style-name="Text_20_body" style:list-style-name="L24">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58" style:family="paragraph" style:parent-style-name="Text_20_body" style:list-style-name="L25"/>
    <style:style style:name="P59" style:family="paragraph" style:parent-style-name="Heading_20_1" style:list-style-name="L26">
      <style:paragraph-properties fo:margin-left="-2.501cm" fo:margin-right="0cm" fo:text-indent="0cm" style:auto-text-indent="false"/>
    </style:style>
    <style:style style:name="P60" style:family="paragraph" style:parent-style-name="Text_20_body" style:list-style-name="L27">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61" style:family="paragraph" style:parent-style-name="Standard">
      <style:paragraph-properties fo:text-align="center" style:justify-single-word="false" fo:break-before="page"/>
    </style:style>
    <style:style style:name="P62" style:family="paragraph" style:parent-style-name="Standard" style:list-style-name="L28">
      <style:paragraph-properties fo:margin-left="0cm" fo:margin-right="0cm" fo:text-indent="0.503cm" style:auto-text-indent="false"/>
    </style:style>
    <style:style style:name="P63" style:family="paragraph" style:parent-style-name="Standard" style:list-style-name="L29">
      <style:paragraph-properties fo:margin-left="0.582cm" fo:margin-right="0cm" fo:text-indent="0cm" style:auto-text-indent="false"/>
    </style:style>
    <style:style style:name="P64" style:family="paragraph" style:parent-style-name="Standard" style:list-style-name="L30">
      <style:paragraph-properties fo:margin-left="0.582cm" fo:margin-right="0cm" fo:text-indent="0cm" style:auto-text-indent="false"/>
    </style:style>
    <style:style style:name="P65" style:family="paragraph" style:parent-style-name="Standard" style:list-style-name="L31">
      <style:paragraph-properties fo:margin-left="0.582cm" fo:margin-right="0cm" fo:text-indent="0cm" style:auto-text-indent="false"/>
    </style:style>
    <style:style style:name="P66" style:family="paragraph" style:parent-style-name="Index_20_Heading">
      <style:paragraph-properties fo:break-before="page"/>
    </style:style>
    <style:style style:name="P67" style:family="paragraph" style:parent-style-name="Index_20_1">
      <style:paragraph-properties>
        <style:tab-stops>
          <style:tab-stop style:position="11.85cm" style:type="right" style:leader-style="dotted" style:leader-text="."/>
        </style:tab-stops>
      </style:paragraph-properties>
    </style:style>
    <style:style style:name="T1" style:family="text">
      <style:text-properties fo:color="#ff0000"/>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076cm" text:min-label-width="0.635cm"/>
      </text:list-level-style-number>
      <text:list-level-style-number text:level="2" text:style-name="Numbering_20_Symbols" style:num-suffix="." style:num-format="1">
        <style:list-level-properties text:space-before="1.194cm" text:min-label-width="0.635cm"/>
      </text:list-level-style-number>
      <text:list-level-style-number text:level="3" text:style-name="Numbering_20_Symbols" style:num-suffix="." style:num-format="1">
        <style:list-level-properties text:space-before="2.464cm" text:min-label-width="0.635cm"/>
      </text:list-level-style-number>
      <text:list-level-style-number text:level="4" text:style-name="Numbering_20_Symbols" style:num-suffix="." style:num-format="1">
        <style:list-level-properties text:space-before="3.734cm" text:min-label-width="0.635cm"/>
      </text:list-level-style-number>
      <text:list-level-style-number text:level="5" text:style-name="Numbering_20_Symbols" style:num-suffix="." style:num-format="1">
        <style:list-level-properties text:space-before="5.004cm" text:min-label-width="0.635cm"/>
      </text:list-level-style-number>
      <text:list-level-style-number text:level="6" text:style-name="Numbering_20_Symbols" style:num-suffix="." style:num-format="1">
        <style:list-level-properties text:space-before="6.274cm" text:min-label-width="0.635cm"/>
      </text:list-level-style-number>
      <text:list-level-style-number text:level="7" text:style-name="Numbering_20_Symbols" style:num-suffix="." style:num-format="1">
        <style:list-level-properties text:space-before="7.544cm" text:min-label-width="0.635cm"/>
      </text:list-level-style-number>
      <text:list-level-style-number text:level="8" text:style-name="Numbering_20_Symbols" style:num-suffix="." style:num-format="1">
        <style:list-level-properties text:space-before="8.814cm" text:min-label-width="0.635cm"/>
      </text:list-level-style-number>
      <text:list-level-style-number text:level="9" text:style-name="Numbering_20_Symbols" style:num-suffix="." style:num-format="1">
        <style:list-level-properties text:space-before="10.084cm" text:min-label-width="0.635cm"/>
      </text:list-level-style-number>
      <text:list-level-style-number text:level="10" text:style-name="Numbering_20_Symbols" style:num-suffix="." style:num-format="1">
        <style:list-level-properties text:space-before="11.354cm" text:min-label-width="0.635cm"/>
      </text:list-level-style-number>
    </text:list-style>
    <text:list-style style:name="L5">
      <text:list-level-style-bullet text:level="1" text:style-name="Bullet_20_Symbols" style:num-suffix="." text:bullet-char="–">
        <style:list-level-properties text:space-before="4.445cm" text:min-label-width="0.635cm"/>
        <style:text-properties style:font-name="StarSymbol"/>
      </text:list-level-style-bullet>
      <text:list-level-style-bullet text:level="2" text:style-name="Bullet_20_Symbols" style:num-suffix="." text:bullet-char="–">
        <style:list-level-properties text:space-before="5.734cm" text:min-label-width="0.635cm"/>
        <style:text-properties style:font-name="StarSymbol"/>
      </text:list-level-style-bullet>
      <text:list-level-style-bullet text:level="3" text:style-name="Bullet_20_Symbols" style:num-suffix="." text:bullet-char="–">
        <style:list-level-properties text:space-before="7.024cm" text:min-label-width="0.635cm"/>
        <style:text-properties style:font-name="StarSymbol"/>
      </text:list-level-style-bullet>
      <text:list-level-style-bullet text:level="4" text:style-name="Bullet_20_Symbols" style:num-suffix="." text:bullet-char="–">
        <style:list-level-properties text:space-before="8.313cm" text:min-label-width="0.635cm"/>
        <style:text-properties style:font-name="StarSymbol"/>
      </text:list-level-style-bullet>
      <text:list-level-style-bullet text:level="5" text:style-name="Bullet_20_Symbols" style:num-suffix="." text:bullet-char="–">
        <style:list-level-properties text:space-before="9.603cm" text:min-label-width="0.635cm"/>
        <style:text-properties style:font-name="StarSymbol"/>
      </text:list-level-style-bullet>
      <text:list-level-style-bullet text:level="6" text:style-name="Bullet_20_Symbols" style:num-suffix="." text:bullet-char="–">
        <style:list-level-properties text:space-before="10.892cm" text:min-label-width="0.635cm"/>
        <style:text-properties style:font-name="StarSymbol"/>
      </text:list-level-style-bullet>
      <text:list-level-style-bullet text:level="7" text:style-name="Bullet_20_Symbols" style:num-suffix="." text:bullet-char="–">
        <style:list-level-properties text:space-before="12.181cm" text:min-label-width="0.635cm"/>
        <style:text-properties style:font-name="StarSymbol"/>
      </text:list-level-style-bullet>
      <text:list-level-style-bullet text:level="8" text:style-name="Bullet_20_Symbols" style:num-suffix="." text:bullet-char="–">
        <style:list-level-properties text:space-before="13.471cm" text:min-label-width="0.635cm"/>
        <style:text-properties style:font-name="StarSymbol"/>
      </text:list-level-style-bullet>
      <text:list-level-style-bullet text:level="9" text:style-name="Bullet_20_Symbols" style:num-suffix="." text:bullet-char="–">
        <style:list-level-properties text:space-before="14.76cm" text:min-label-width="0.635cm"/>
        <style:text-properties style:font-name="StarSymbol"/>
      </text:list-level-style-bullet>
      <text:list-level-style-bullet text:level="10" text:style-name="Bullet_20_Symbols" style:num-suffix="." text:bullet-char="–">
        <style:list-level-properties text:space-before="16.0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number:date-style style:name="N107">
      <number:day number:calendar="buddhist" number:style="long"/>
      <number:text>/</number:text>
      <number:month number:calendar="buddhist" number:style="long"/>
      <number:text>/</number:text>
      <number:year number:calendar="buddhist"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p text:style-name="P1"/>
      <text:p text:style-name="P2"><text:span text:style-name="T1">E-</text:span>block</text:p>
      <text:p text:style-name="P2">S/W </text:p>
      <text:p text:style-name="P3">Module Spec</text:p>
      <text:p text:style-name="P3">Template.</text:p>
      <text:p text:style-name="P1"/>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Vsion</text:p>
            </table:table-cell>
            <table:table-cell table:style-name="Table17.A1" office:value-type="string">
              <text:p text:style-name="P4">Date</text:p>
            </table:table-cell>
            <table:table-cell table:style-name="Table17.A1" office:value-type="string">
              <text:p text:style-name="P4">By</text:p>
            </table:table-cell>
            <table:table-cell table:style-name="Table17.D1" office:value-type="string">
              <text:p text:style-name="P4">Modified</text:p>
            </table:table-cell>
          </table:table-row>
        </table:table-header-rows>
        <table:table-row>
          <table:table-cell table:style-name="Table17.A2" office:value-type="string">
            <text:p text:style-name="P5"/>
          </table:table-cell>
          <table:table-cell table:style-name="Table17.B2" office:value-type="date" office:date-value="2006-03-10">
            <text:p text:style-name="P6">10/03/2549</text:p>
          </table:table-cell>
          <table:table-cell table:style-name="Table17.A2" office:value-type="string">
            <text:p text:style-name="P5">Wichai</text:p>
          </table:table-cell>
          <table:table-cell table:style-name="Table17.D2" office:value-type="string">
            <text:p text:style-name="P5"/>
          </table:table-cell>
        </table:table-row>
      </table:table>
      <text:p text:style-name="P7"/>
      <text:p text:style-name="Standard"/>
      <text:table-of-content text:style-name="Sect1" text:protected="true" text:name="Table of Contents1">
        <text:table-of-content-source text:outline-level="10">
          <text:index-title-template text:style-name="Contents_20_Heading">สารบัญ</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สารบัญ</text:p>
          </text:index-title>
          <text:p text:style-name="P9">Guidelines for the template<text:tab/>4</text:p>
          <text:p text:style-name="P9">SW Module catalog<text:tab/>5</text:p>
          <text:p text:style-name="P9">E-Boot Loader<text:tab/>7</text:p>
          <text:p text:style-name="P9">E_IO Module<text:tab/>10</text:p>
          <text:p text:style-name="P10">io_sw<text:tab/>12</text:p>
          <text:p text:style-name="P9">E_SPI<text:tab/>13</text:p>
          <text:p text:style-name="P9">E-SD<text:tab/>17</text:p>
          <text:p text:style-name="P9">E_camera<text:tab/>21</text:p>
          <text:p text:style-name="P9">E-Enc28J<text:tab/>25</text:p>
          <text:p text:style-name="P9">E_Fat<text:tab/>29</text:p>
          <text:p text:style-name="P9">E_TCP/IP<text:tab/>33</text:p>
          <text:p text:style-name="P9">Module Name<text:tab/>37</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pterNo">0</text:p>
      <text:h text:style-name="Chaptertitle" text:outline-level="1">Guidelines for the template</text:h>
      <text:p text:style-name="Standard">Use this template to document the new software template. Chapter 1 is the index for all SW Module <text:s text:c="2"/>Start from chapter 2 is each SW module spec which compose of the following items. Appendix A is the chapter template. To use template just copy Appendix A to your new chapter. <text:s/>And fill in the template. <text:s text:c="2"/><text:span text:style-name="T2">All Software should using doxygen for generate the documents from source code.<text:tab/><text:tab/><text:tab/></text:span></text:p>
      <text:p text:style-name="Standard"/>
      <text:list text:style-name="L1">
        <text:list-item>
          <text:p text:style-name="P11">Module Objective</text:p>
        </text:list-item>
        <text:list-item>
          <text:p text:style-name="P11">Function API Description</text:p>
        </text:list-item>
        <text:list-item>
          <text:p text:style-name="P11">Theory of operation for this module</text:p>
        </text:list-item>
        <text:list-item>
          <text:p text:style-name="P11">For input/ output see detail in doxygen document</text:p>
        </text:list-item>
        <text:list-item>
          <text:p text:style-name="P11">State Diagram</text:p>
        </text:list-item>
        <text:list-item>
          <text:p text:style-name="P11">State Transition Matrix</text:p>
        </text:list-item>
        <text:list-item>
          <text:p text:style-name="P11">Flow chart</text:p>
        </text:list-item>
        <text:list-item>
          <text:p text:style-name="P11">Future expansion (if any)</text:p>
        </text:list-item>
      </text:list>
      <text:p text:style-name="P12">1</text:p>
      <text:h text:style-name="Chaptertitle" text:outline-level="1">SW Module catalog</text:h>
      <text:p text:style-name="Standard">This chapter collects all the SW modules which had been developed.</text:p>
      <text:p text:style-name="Heading_20_1">E-block Software module</text:p>
      <table:table table:name="Table1" table:style-name="Table1">
        <table:table-column table:style-name="Table1.A"/>
        <table:table-column table:style-name="Table1.B"/>
        <table:table-row>
          <table:table-cell table:style-name="Table1.A1" office:value-type="string">
            <text:p text:style-name="P13">SW Module</text:p>
          </table:table-cell>
          <table:table-cell table:style-name="Table1.B1" office:value-type="string">
            <text:p text:style-name="P13">HW Module</text:p>
          </table:table-cell>
        </table:table-row>
        <table:table-row>
          <table:table-cell table:style-name="Table1.A2" office:value-type="string">
            <text:p text:style-name="P14">io_7segment.c,.h</text:p>
          </table:table-cell>
          <table:table-cell table:style-name="Table1.B2" office:value-type="string">
            <text:p text:style-name="P15">E_IO</text:p>
          </table:table-cell>
        </table:table-row>
        <table:table-row>
          <table:table-cell table:style-name="Table1.A2" office:value-type="string">
            <text:p text:style-name="P14">io_piezo.c,.h</text:p>
          </table:table-cell>
          <table:table-cell table:style-name="Table1.B2" office:value-type="string">
            <text:p text:style-name="P15">E_IO</text:p>
          </table:table-cell>
        </table:table-row>
        <table:table-row>
          <table:table-cell table:style-name="Table1.A2" office:value-type="string">
            <text:p text:style-name="P14">io_sw.c,.h</text:p>
          </table:table-cell>
          <table:table-cell table:style-name="Table1.B2" office:value-type="string">
            <text:p text:style-name="P15">E_IO</text:p>
          </table:table-cell>
        </table:table-row>
        <table:table-row>
          <table:table-cell table:style-name="Table1.A2" office:value-type="string">
            <text:p text:style-name="P14">io_ir.c,.h</text:p>
          </table:table-cell>
          <table:table-cell table:style-name="Table1.B2" office:value-type="string">
            <text:p text:style-name="P15">E_IO</text:p>
          </table:table-cell>
        </table:table-row>
        <table:table-row>
          <table:table-cell table:style-name="Table1.A2" office:value-type="string">
            <text:p text:style-name="P14">avr_uart,.h</text:p>
          </table:table-cell>
          <table:table-cell table:style-name="Table1.B2" office:value-type="string">
            <text:p text:style-name="P15">E_Mega32</text:p>
          </table:table-cell>
        </table:table-row>
        <table:table-row>
          <table:table-cell table:style-name="Table1.A2" office:value-type="string">
            <text:p text:style-name="P14">avr_i2c,.h</text:p>
          </table:table-cell>
          <table:table-cell table:style-name="Table1.B2" office:value-type="string">
            <text:p text:style-name="P15">E_Mega32</text:p>
          </table:table-cell>
        </table:table-row>
        <table:table-row>
          <table:table-cell table:style-name="Table1.A2" office:value-type="string">
            <text:p text:style-name="P14">avr_eeprom,.h</text:p>
          </table:table-cell>
          <table:table-cell table:style-name="Table1.B2" office:value-type="string">
            <text:p text:style-name="P15">E_Mega32</text:p>
          </table:table-cell>
        </table:table-row>
        <table:table-row>
          <table:table-cell table:style-name="Table1.A2" office:value-type="string">
            <text:p text:style-name="P14">avr_adc.c,.h</text:p>
          </table:table-cell>
          <table:table-cell table:style-name="Table1.B2" office:value-type="string">
            <text:p text:style-name="P15">E_Mega32</text:p>
          </table:table-cell>
        </table:table-row>
        <table:table-row>
          <table:table-cell table:style-name="Table1.A2" office:value-type="string">
            <text:p text:style-name="P14">avr_spi.c,.h</text:p>
          </table:table-cell>
          <table:table-cell table:style-name="Table1.B2" office:value-type="string">
            <text:p text:style-name="P15">E_Mega32 </text:p>
          </table:table-cell>
        </table:table-row>
        <table:table-row>
          <table:table-cell table:style-name="Table1.A2" office:value-type="string">
            <text:p text:style-name="P14">avr_tcp.c, .h</text:p>
          </table:table-cell>
          <table:table-cell table:style-name="Table1.B2" office:value-type="string">
            <text:p text:style-name="P15">E_Mega32</text:p>
          </table:table-cell>
        </table:table-row>
        <table:table-row>
          <table:table-cell table:style-name="Table1.A2" office:value-type="string">
            <text:p text:style-name="P14">avr_ip.c, .h</text:p>
          </table:table-cell>
          <table:table-cell table:style-name="Table1.B2" office:value-type="string">
            <text:p text:style-name="P15">E_Mega32</text:p>
          </table:table-cell>
        </table:table-row>
        <table:table-row>
          <table:table-cell table:style-name="Table1.A2" office:value-type="string">
            <text:p text:style-name="P14">avr_udp.c,.h</text:p>
          </table:table-cell>
          <table:table-cell table:style-name="Table1.B2" office:value-type="string">
            <text:p text:style-name="P15">E_Mega32</text:p>
          </table:table-cell>
        </table:table-row>
        <table:table-row>
          <table:table-cell table:style-name="Table1.A2" office:value-type="string">
            <text:p text:style-name="P14">avr_http.c, .h</text:p>
          </table:table-cell>
          <table:table-cell table:style-name="Table1.B2" office:value-type="string">
            <text:p text:style-name="P15">E_Mega32</text:p>
          </table:table-cell>
        </table:table-row>
        <table:table-row>
          <table:table-cell table:style-name="Table1.A2" office:value-type="string">
            <text:p text:style-name="P14">enc28J_mac.c,.h</text:p>
          </table:table-cell>
          <table:table-cell table:style-name="Table1.B2" office:value-type="string">
            <text:p text:style-name="P15">E_enc28J</text:p>
          </table:table-cell>
        </table:table-row>
        <table:table-row>
          <table:table-cell table:style-name="Table1.A2" office:value-type="string">
            <text:p text:style-name="P14">sd_main.c. ,h</text:p>
          </table:table-cell>
          <table:table-cell table:style-name="Table1.B2" office:value-type="string">
            <text:p text:style-name="P15">E_sd</text:p>
          </table:table-cell>
        </table:table-row>
        <table:table-row>
          <table:table-cell table:style-name="Table1.A2" office:value-type="string">
            <text:p text:style-name="P14">sd_fat.c. .h</text:p>
          </table:table-cell>
          <table:table-cell table:style-name="Table1.B2" office:value-type="string">
            <text:p text:style-name="P15">E_sd</text:p>
          </table:table-cell>
        </table:table-row>
        <table:table-row>
          <table:table-cell table:style-name="Table1.A2" office:value-type="string">
            <text:p text:style-name="P14">camera_main.c,,h</text:p>
          </table:table-cell>
          <table:table-cell table:style-name="Table1.B2" office:value-type="string">
            <text:p text:style-name="P15">E_camera</text:p>
          </table:table-cell>
        </table:table-row>
        <table:table-row>
          <table:table-cell table:style-name="Table1.A2" office:value-type="string">
            <text:p text:style-name="P16"/>
          </table:table-cell>
          <table:table-cell table:style-name="Table1.B2" office:value-type="string">
            <text:p text:style-name="P15"/>
          </table:table-cell>
        </table:table-row>
      </table:table>
      <text:p text:style-name="Text_20_body"/>
      <text:p text:style-name="P17"/>
      <text:p text:style-name="Text_20_body"/>
      <text:p text:style-name="ChapterNo"><text:s/>2</text:p>
      <text:h text:style-name="Chaptertitle" text:outline-level="1">E-Boot Loader</text:h>
      <text:p text:style-name="P18"><text:span text:style-name="T3">Boot loader</text:span> </text:p>
      <text:p text:style-name="P19"/>
      <text:p text:style-name="P19">What is it ?</text:p>
      <text:p text:style-name="P19">Bootloader is the program that reside in specific memory area. This program will program the application program into program area </text:p>
      <text:p text:style-name="P19"/>
      <text:p text:style-name="P19">Why we need bootlaoder ? </text:p>
      <text:p text:style-name="P19">Bootloader enable us to re program firmware on the fly with using i2C memory, serial port without any special programming tools make it easily to update firmware in the field via normal communication port</text:p>
      <text:p text:style-name="P19"/>
      <text:p text:style-name="P19">What we need to use bootloader ? </text:p>
      <text:p text:style-name="P19">Bootloader quite complex mechanism and you need to set fuse bit programming right in order. If not it will fail</text:p>
      <text:p text:style-name="P19"/>
      <text:p text:style-name="P19">Step to use bootloader</text:p>
      <text:p text:style-name="P19"/>
      <text:p text:style-name="P19">1) Bootloader program need to specify the memory location for the program in MakeFile. <text:s/>By specify <text:s/>BOOTBLOCKSTARTADDRESS = 0x7000 ( For ATMEGA32) and this parameter will use in <text:s/>option</text:p>
      <text:p text:style-name="P19">LDSECTION <text:s/>= --section-start=.text=$(BOOTBLOCKSTARTADDRESS)</text:p>
      <text:p text:style-name="P19">This option will specify the start address of the code. <text:s/>(See manual for start address) <text:s/>This is another common pitfall because the address in manual is in word ( 2 bytes) <text:s text:c="2"/>Then we need to translate to bytes before we put in makefile </text:p>
      <text:p text:style-name="P19"/>
      <text:p text:style-name="P19">Ex. <text:s/>ATMEGA32 for 2 KWORD block bootloader <text:s/>start address = 0x3800 <text:s/>The value we need to put in makefile is 0x3800 x 2 <text:s/>= 0x7000</text:p>
      <text:p text:style-name="P19"/>
      <text:p text:style-name="P19"/>
      <text:list text:style-name="L2">
        <text:list-item>
          <text:p text:style-name="P20">In program bootloader if you use interrupt vector table. You need to set <text:s/>IVCE, IVSEL in GICR to told the uC that the interrupt vector table have move to new place (bootloader + Vector table )</text:p>
        </text:list-item>
        <text:list-item>
          <text:p text:style-name="P20">Before go to application. You need to recall the interrupt vector table into the original by reset IVCE and IVSEL</text:p>
        </text:list-item>
        <text:list-item>
          <text:p text:style-name="P20">Before load the program bootloader. <text:s/>You need to set fuse bits by programmer to control the configuration of bootloader. Which are</text:p>
          <text:list>
            <text:list-item>
              <text:p text:style-name="P20">Bootloader size <text:s/>BOOTSZ1, BOOTSZ0 specify the size 512 K, <text:s/>1 K , 2K (word not bytes) This will effect the BOOTBLOCKSTARTADDRESS <text:s/>in 1)</text:p>
            </text:list-item>
            <text:list-item>
              <text:p text:style-name="P20">Bootrst <text:s/>to tell uC to use bootloader start address when reset button is pressed</text:p>
            </text:list-item>
          </text:list>
        </text:list-item>
        <text:list-item>
          <text:p text:style-name="P20">After set fuse bit and program the bootloader make sure that the lock bit had been set to protect bootloader overwrite by the <text:s/>application <text:s/>(Bootlock12, Bootlock11)</text:p>
        </text:list-item>
        <text:list-item>
          <text:p text:style-name="P20"><text:s/>Make sure the serial speed and protocal ( Stop, Start , Parity bits ) match. Between terminal and bootloader</text:p>
        </text:list-item>
        <text:list-item>
          <text:p text:style-name="P20">To activate bootloader activate condition. ( Pressing SW , Push reset while press i, etc)</text:p>
        </text:list-item>
      </text:list>
      <text:p text:style-name="P21"/>
      <text:p text:style-name="P22">Bootloader chip45boot</text:p>
      <text:p text:style-name="P21"/>
      <text:p text:style-name="P21">This boot loader will activate when press i <text:s/>on terminal during press reset the “&gt;” will show on screen. <text:s/>If there are program installed in flash. It will run the program (check 0xFF at 0x0000)</text:p>
      <text:p text:style-name="P21">If not they will show “&gt;” and wait for command</text:p>
      <text:p text:style-name="P21"/>
      <text:p text:style-name="P21">f = <text:s/>Flash program download in srec mode</text:p>
      <text:p text:style-name="P21">g = Run application</text:p>
      <text:p text:style-name="P21">e = <text:s/>Program eeprom</text:p>
      <text:p text:style-name="P21"/>
      <text:p text:style-name="P21">Problems: Cannot program srecord file </text:p>
      <text:p text:style-name="P21"/>
      <text:p text:style-name="P22"/>
      <text:p text:style-name="P22">STK500boot</text:p>
      <text:p text:style-name="P21">After reset, witin 3 seconds if there are no signal from serial. It will go to run application. If there are no application installed, they will loop until found the STK5000 protocal</text:p>
      <text:p text:style-name="P21"/>
      <text:p text:style-name="P23">Problems Cannot program long hex file error !!</text:p>
      <text:p text:style-name="P21"/>
      <text:p text:style-name="P21"/>
      <text:p text:style-name="P21"/>
      <text:p text:style-name="P22">Boothex <text:s/>( Use in <text:s/>E-block)</text:p>
      <text:p text:style-name="P21">Problem <text:s/>cannot program at high speed <text:s/>( 2400 ) <text:s/>Need to modify for Xon/Xoff protocal to avoid buffer overload</text:p>
      <text:p text:style-name="P21"/>
      <text:p text:style-name="P21">Enter boot mode condition</text:p>
      <text:list text:style-name="L3">
        <text:list-item>
          <text:p text:style-name="P24">No program at 0x0000 ( Read 0xFF )</text:p>
        </text:list-item>
        <text:list-item>
          <text:p text:style-name="P24">Enter i within period of time</text:p>
        </text:list-item>
      </text:list>
      <text:p text:style-name="P21">Enter program mode condition</text:p>
      <text:list text:style-name="L4">
        <text:list-header>
          <text:p text:style-name="P25">1.There are program at 0x0000 <text:s/>(Checked when press Reset)</text:p>
          <text:p text:style-name="P25">2. <text:s/>Press x <text:s/>at bootmode</text:p>
        </text:list-header>
      </text:list>
      <text:list text:style-name="L3" text:continue-numbering="true">
        <text:list-header>
          <text:p text:style-name="P26"/>
        </text:list-header>
      </text:list>
      <text:h text:style-name="Chaptertitle" text:outline-level="1"/>
      <text:p text:style-name="P12">2</text:p>
      <text:h text:style-name="Chaptertitle" text:outline-level="1">E_IO Module</text:h>
      <text:h text:style-name="Chaptertitle" text:outline-level="1"/>
      <text:p text:style-name="P21"><text:span text:style-name="T2"><text:s/></text:span><text:span text:style-name="T4">Function Description (API)</text:span></text:p>
      <text:p text:style-name="Text_20_body">io_sw_init ( void) <text:tab/>Initial Switch for use as input IO and initial timer </text:p>
      <text:p text:style-name="Text_20_body">io_sw_status ( &amp;status) <text:s/>Get the Switch status <text:s/>return in variable first byte</text:p>
      <text:p text:style-name="Text_20_body"><text:tab/><text:tab/><text:tab/>0xAAAA BBBB</text:p>
      <text:p text:style-name="Text_20_body"><text:tab/><text:tab/><text:tab/>A = Status of A</text:p>
      <text:p text:style-name="Text_20_body"><text:tab/><text:tab/><text:tab/>B = Status of B</text:p>
      <text:p text:style-name="Text_20_body">return value<text:tab/><text:tab/>1 = <text:s/>Press</text:p>
      <text:p text:style-name="Text_20_body"><text:tab/><text:tab/><text:tab/>2 = <text:s/>Release after Press</text:p>
      <text:p text:style-name="Text_20_body"><text:tab/><text:tab/><text:tab/>0 = Nothing happen</text:p>
      <text:p text:style-name="Text_20_body"><text:tab/><text:tab/><text:tab/>3 = Hold more than limited time</text:p>
      <text:p text:style-name="Text_20_body"/>
      <text:p text:style-name="P27"/>
      <text:p text:style-name="Text_20_body"/>
      <text:p text:style-name="P28">Pseudo code</text:p>
      <text:p text:style-name="P19">This will help programmer to translate to code in each target CPU</text:p>
      <text:p text:style-name="Text_20_body"><text:span text:style-name="T5">io_sw_init ( void)</text:span> <text:tab/>I</text:p>
      <text:p text:style-name="Text_20_body"><text:tab/><text:tab/>Initial GPIO as an input and initial timer <text:s/></text:p>
      <text:p text:style-name="Text_20_body"><text:span text:style-name="T5">io_sw_status ( &amp;status) </text:span><text:s text:c="2"/>Pass by reference</text:p>
      <text:p text:style-name="Text_20_body"><text:tab/><text:tab/>Within period of time </text:p>
      <text:p text:style-name="Text_20_body"><text:tab/><text:tab/><text:tab/>Check switch status <text:s/>whether it is</text:p>
      <text:list text:style-name="L5">
        <text:list-item>
          <text:p text:style-name="P29">First Press (Set status)</text:p>
        </text:list-item>
        <text:list-item>
          <text:p text:style-name="P29">Release after press ( Clear status)</text:p>
        </text:list-item>
        <text:list-item>
          <text:p text:style-name="P29">Hold ( still press <text:s/>&gt; limited time) </text:p>
        </text:list-item>
      </text:list>
      <text:p text:style-name="Text_20_body"><text:tab/><text:tab/><text:tab/>Put the status in status</text:p>
      <text:p text:style-name="Text_20_body"/>
      <text:p text:style-name="P28">Pseudo code</text:p>
      <text:p text:style-name="P19">This will help programmer to translate to code in each target CPU</text:p>
      <text:p text:style-name="Text_20_body"><text:span text:style-name="T6">E_7segment_init ( void) </text:span><text:tab/></text:p>
      <text:p text:style-name="Text_20_body"><text:tab/><text:tab/>Initial all usage GPIO to output direction</text:p>
      <text:p text:style-name="Text_20_body"><text:tab/><text:tab/>Initial timer interrupt for <text:s/>display refresh</text:p>
      <text:p text:style-name="Text_20_body"/>
      <text:p text:style-name="Text_20_body"><text:span text:style-name="T6">io_7Segment_num ( number)</text:span> </text:p>
      <text:p text:style-name="Text_20_body"><text:tab/><text:tab/>Convert number to string</text:p>
      <text:p text:style-name="Text_20_body"><text:tab/><text:tab/>Call E_7Segment_str</text:p>
      <text:p text:style-name="Text_20_body"><text:span text:style-name="T6">io_7segment_str (* uint8_t) </text:span><text:s/><text:tab/></text:p>
      <text:p text:style-name="Text_20_body"><text:tab/> <text:s text:c="6"/>Repeat each timer tick for display </text:p>
      <text:p text:style-name="Text_20_body"><text:tab/><text:tab/>Do Until end of str</text:p>
      <text:p text:style-name="Text_20_body"><text:tab/><text:tab/> <text:s text:c="3"/>show first character</text:p>
      <text:p text:style-name="Text_20_body"><text:tab/><text:tab/> <text:s text:c="3"/>move character to left and show next characters </text:p>
      <text:p text:style-name="Text_20_body"><text:s text:c="20"/>end</text:p>
      <text:h text:style-name="Heading_20_2" text:outline-level="2">io_sw</text:h>
      <text:p text:style-name="Text_20_body"><text:span text:style-name="T5">Usage :</text:span> <text:s/>To get input from SW on E_IO board</text:p>
      <text:p text:style-name="Text_20_body"><text:span text:style-name="T5">Theory of operation: </text:span><text:s text:c="2"/>Get the input from two SW in E_IO module. <text:s/>The Switch will connect to GND when pressed. (logic = 0) <text:s/>R internal pull up will enable <text:s/>The module can return the SW mode in many form</text:p>
      <text:p text:style-name="Text_20_body"><text:tab/>Press<text:tab/><text:tab/>Press the SW</text:p>
      <text:p text:style-name="Text_20_body"><text:tab/>Release <text:tab/>Release the SW</text:p>
      <text:p text:style-name="Text_20_body"><text:tab/>Hold <text:tab/><text:tab/>Hold the SW for specifice amount of time <text:s/></text:p>
      <text:p text:style-name="Text_20_body"/>
      <text:p text:style-name="P12">3</text:p>
      <text:h text:style-name="Chaptertitle" text:outline-level="1">E_SPI</text:h>
      <text:p text:style-name="Heading_20_1">Module objective</text:p>
      <text:p text:style-name="Text_20_body">Interface between devices and microcontroller using SPI interface</text:p>
      <text:p text:style-name="Heading_20_1">Module <text:s/>Requirements</text:p>
      <text:p text:style-name="Text_20_body">Microcontroller with SPI <text:s/></text:p>
      <text:p text:style-name="Heading_20_1">Function API </text:p>
      <text:p text:style-name="Text_20_body">Describe the <text:s/>Function API, Pseudo code for easy port to different platform</text:p>
      <text:p text:style-name="Text_20_body"><text:s/>avr_spi_init</text:p>
      <text:p text:style-name="Text_20_body"><text:s/>avr_spi_read</text:p>
      <text:p text:style-name="Text_20_body"><text:s/>avr_spi_write </text:p>
      <text:p text:style-name="Text_20_body"/>
      <text:p text:style-name="Text_20_body"/>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7">
        <text:list-item>
          <text:p text:style-name="P36">Source code </text:p>
        </text:list-item>
      </text:list>
      <text:list text:style-name="L8">
        <text:list-header>
          <text:p text:style-name="P37">Resource usage <text:s/>( Worksheet)</text:p>
        </text:list-header>
      </text:list>
      <text:list text:style-name="L9">
        <text:list-item>
          <text:p text:style-name="P38">Peripheral <text:s/>Ex. Time, Serial</text:p>
        </text:list-item>
        <text:list-item>
          <text:p text:style-name="P38">Port / Pin Usage<text:tab/></text:p>
        </text:list-item>
        <text:list-item>
          <text:p text:style-name="P38">Register usage/ Setting</text:p>
        </text:list-item>
        <text:list-item>
          <text:p text:style-name="P38">Interrupt</text:p>
        </text:list-item>
        <text:list-item>
          <text:p text:style-name="P38">Flash memory </text:p>
        </text:list-item>
        <text:list-item>
          <text:p text:style-name="P38">Data memory</text:p>
        </text:list-item>
      </text:list>
      <text:p text:style-name="Heading_20_1">Summary <text:s/>Resource Usage table</text:p>
      <table:table table:name="Table2" table:style-name="Table2">
        <table:table-column table:style-name="Table2.A"/>
        <table:table-column table:style-name="Table2.B"/>
        <table:table-row>
          <table:table-cell table:style-name="Table2.A1" office:value-type="string">
            <text:p text:style-name="P39">Resource</text:p>
          </table:table-cell>
          <table:table-cell table:style-name="Table2.B1" office:value-type="string">
            <text:p text:style-name="Table_20_Contents"><text:s/></text:p>
          </table:table-cell>
        </table:table-row>
        <table:table-row>
          <table:table-cell table:style-name="Table2.A2" office:value-type="string">
            <text:p text:style-name="Table_20_Contents">CPU Port</text:p>
          </table:table-cell>
          <table:table-cell table:style-name="Table2.B2" office:value-type="string">
            <text:p text:style-name="Table_20_Contents">ATMEGA32</text:p>
          </table:table-cell>
        </table:table-row>
        <table:table-row>
          <table:table-cell table:style-name="Table2.A2" office:value-type="string">
            <text:p text:style-name="Table_20_Contents">Peripheral</text:p>
          </table:table-cell>
          <table:table-cell table:style-name="Table2.B2" office:value-type="string">
            <text:p text:style-name="Table_20_Contents">GPIO 10 Ch <text:s/>(E_PA0-7, E_PB1, E_PB2)</text:p>
          </table:table-cell>
        </table:table-row>
        <table:table-row>
          <table:table-cell table:style-name="Table2.A2" office:value-type="string">
            <text:p text:style-name="Table_20_Contents"/>
          </table:table-cell>
          <table:table-cell table:style-name="Table2.B2" office:value-type="string">
            <text:p text:style-name="Table_20_Contents">TIMER <text:s text:c="3"/>( For refresh display)</text:p>
          </table:table-cell>
        </table:table-row>
        <table:table-row>
          <table:table-cell table:style-name="Table2.A2" office:value-type="string">
            <text:p text:style-name="Table_20_Contents">Program Code</text:p>
          </table:table-cell>
          <table:table-cell table:style-name="Table2.B2" office:value-type="string">
            <text:p text:style-name="Table_20_Contents"/>
          </table:table-cell>
        </table:table-row>
        <table:table-row>
          <table:table-cell table:style-name="Table2.A2" office:value-type="string">
            <text:p text:style-name="Table_20_Contents">EEPROM</text:p>
          </table:table-cell>
          <table:table-cell table:style-name="Table2.B2" office:value-type="string">
            <text:p text:style-name="Table_20_Contents"><text:s/>-</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P39">Register <text:s/>Setting</text:p>
          </table:table-cell>
          <table:table-cell table:style-name="Table2.B2" office:value-type="string">
            <text:p text:style-name="Table_20_Contents"/>
          </table:table-cell>
        </table:table-row>
        <table:table-row>
          <table:table-cell table:style-name="Table2.A2" office:value-type="string">
            <text:p text:style-name="P40">E_PA</text:p>
          </table:table-cell>
          <table:table-cell table:style-name="Table2.B2" office:value-type="string">
            <text:p text:style-name="Table_20_Contents"/>
          </table:table-cell>
        </table:table-row>
      </table:table>
      <text:p text:style-name="Heading_20_1">Future enhancement</text:p>
      <text:p text:style-name="Text_20_body">Future expansion, new features </text:p>
      <text:p text:style-name="Text_20_body"/>
      <text:p text:style-name="Text_20_body"/>
      <text:p text:style-name="P12">4</text:p>
      <text:h text:style-name="Chaptertitle" text:outline-level="1">E-SD</text:h>
      <text:p text:style-name="Heading_20_1">Module objective</text:p>
      <text:p text:style-name="Text_20_body">Read /Write SD card using SPI mode and FAT file system</text:p>
      <text:p text:style-name="Heading_20_1">Module <text:s/>Requirements</text:p>
      <text:p text:style-name="Text_20_body">E_SD card module with SPI </text:p>
      <text:p text:style-name="Heading_20_1">Function API </text:p>
      <text:p text:style-name="Text_20_body">sd_init()</text:p>
      <text:p text:style-name="Text_20_body">sd_open()</text:p>
      <text:p text:style-name="Text_20_body">sd_read()</text:p>
      <text:p text:style-name="Text_20_body">sd_write()</text:p>
      <text:p text:style-name="Text_20_body"/>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10">
        <text:list-item>
          <text:p text:style-name="P41">Source code </text:p>
        </text:list-item>
      </text:list>
      <text:list text:style-name="L11">
        <text:list-header>
          <text:p text:style-name="P42">Resource usage <text:s/>( Worksheet)</text:p>
        </text:list-header>
      </text:list>
      <text:list text:style-name="L12">
        <text:list-item>
          <text:p text:style-name="P43">Peripheral <text:s/>Ex. Time, Serial</text:p>
        </text:list-item>
        <text:list-item>
          <text:p text:style-name="P43">Port / Pin Usage<text:tab/></text:p>
        </text:list-item>
        <text:list-item>
          <text:p text:style-name="P43">Register usage/ Setting</text:p>
        </text:list-item>
        <text:list-item>
          <text:p text:style-name="P43">Interrupt</text:p>
        </text:list-item>
        <text:list-item>
          <text:p text:style-name="P43">Flash memory </text:p>
        </text:list-item>
        <text:list-item>
          <text:p text:style-name="P43">Data memory</text:p>
        </text:list-item>
      </text:list>
      <text:p text:style-name="Heading_20_1">Resource Usage table</text:p>
      <table:table table:name="Table3" table:style-name="Table3">
        <table:table-column table:style-name="Table3.A"/>
        <table:table-column table:style-name="Table3.B"/>
        <table:table-row>
          <table:table-cell table:style-name="Table3.A1" office:value-type="string">
            <text:p text:style-name="P39">Resource</text:p>
          </table:table-cell>
          <table:table-cell table:style-name="Table3.B1" office:value-type="string">
            <text:p text:style-name="Table_20_Contents"><text:s/></text:p>
          </table:table-cell>
        </table:table-row>
        <table:table-row>
          <table:table-cell table:style-name="Table3.A2" office:value-type="string">
            <text:p text:style-name="Table_20_Contents">CPU Port</text:p>
          </table:table-cell>
          <table:table-cell table:style-name="Table3.B2" office:value-type="string">
            <text:p text:style-name="Table_20_Contents">ATMEGA32</text:p>
          </table:table-cell>
        </table:table-row>
        <table:table-row>
          <table:table-cell table:style-name="Table3.A2" office:value-type="string">
            <text:p text:style-name="Table_20_Contents">Peripheral</text:p>
          </table:table-cell>
          <table:table-cell table:style-name="Table3.B2" office:value-type="string">
            <text:p text:style-name="Table_20_Contents">GPIO 10 Ch <text:s/>(E_PA0-7, E_PB1, E_PB2)</text:p>
          </table:table-cell>
        </table:table-row>
        <table:table-row>
          <table:table-cell table:style-name="Table3.A2" office:value-type="string">
            <text:p text:style-name="Table_20_Contents"/>
          </table:table-cell>
          <table:table-cell table:style-name="Table3.B2" office:value-type="string">
            <text:p text:style-name="Table_20_Contents">TIMER <text:s text:c="3"/>( For refresh display)</text:p>
          </table:table-cell>
        </table:table-row>
        <table:table-row>
          <table:table-cell table:style-name="Table3.A2" office:value-type="string">
            <text:p text:style-name="Table_20_Contents">Program Code</text:p>
          </table:table-cell>
          <table:table-cell table:style-name="Table3.B2" office:value-type="string">
            <text:p text:style-name="Table_20_Contents"/>
          </table:table-cell>
        </table:table-row>
        <table:table-row>
          <table:table-cell table:style-name="Table3.A2" office:value-type="string">
            <text:p text:style-name="Table_20_Contents">EEPROM</text:p>
          </table:table-cell>
          <table:table-cell table:style-name="Table3.B2" office:value-type="string">
            <text:p text:style-name="Table_20_Contents"><text:s/>-</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P39">Register <text:s/>Setting</text:p>
          </table:table-cell>
          <table:table-cell table:style-name="Table3.B2" office:value-type="string">
            <text:p text:style-name="Table_20_Contents"/>
          </table:table-cell>
        </table:table-row>
        <table:table-row>
          <table:table-cell table:style-name="Table3.A2" office:value-type="string">
            <text:p text:style-name="P40">E_PA</text:p>
          </table:table-cell>
          <table:table-cell table:style-name="Table3.B2" office:value-type="string">
            <text:p text:style-name="Table_20_Contents"/>
          </table:table-cell>
        </table:table-row>
      </table:table>
      <text:p text:style-name="P44"><text:s/></text:p>
      <text:p text:style-name="Heading_20_1">Future enhancement</text:p>
      <text:p text:style-name="Text_20_body">Future expansion, new features </text:p>
      <text:p text:style-name="P45"/>
      <text:p text:style-name="P12">5</text:p>
      <text:h text:style-name="Chaptertitle" text:outline-level="1">E_camera</text:h>
      <text:p text:style-name="Heading_20_1">Module objective</text:p>
      <text:p text:style-name="Text_20_body">CMOS camera module with UART interface </text:p>
      <text:p text:style-name="Heading_20_1">Module <text:s/>Requirements</text:p>
      <text:p text:style-name="Text_20_body">E_camera module</text:p>
      <text:p text:style-name="Heading_20_1">Function API </text:p>
      <text:p text:style-name="Text_20_body">camera_init()</text:p>
      <text:p text:style-name="Text_20_body">camera_read()</text:p>
      <text:p text:style-name="Text_20_body">camera_config()</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13">
        <text:list-item>
          <text:p text:style-name="P46">Source code </text:p>
        </text:list-item>
      </text:list>
      <text:list text:style-name="L14">
        <text:list-header>
          <text:p text:style-name="P47">Resource usage <text:s/>( Worksheet)</text:p>
        </text:list-header>
      </text:list>
      <text:list text:style-name="L15">
        <text:list-item>
          <text:p text:style-name="P48">Peripheral <text:s/>Ex. Time, Serial</text:p>
        </text:list-item>
        <text:list-item>
          <text:p text:style-name="P48">Port / Pin Usage<text:tab/></text:p>
        </text:list-item>
        <text:list-item>
          <text:p text:style-name="P48">Register usage/ Setting</text:p>
        </text:list-item>
        <text:list-item>
          <text:p text:style-name="P48">Interrupt</text:p>
        </text:list-item>
        <text:list-item>
          <text:p text:style-name="P48">Flash memory </text:p>
        </text:list-item>
        <text:list-item>
          <text:p text:style-name="P48">Data memory</text:p>
        </text:list-item>
      </text:list>
      <text:p text:style-name="Heading_20_1">Resource Usage table</text:p>
      <table:table table:name="Table4" table:style-name="Table4">
        <table:table-column table:style-name="Table4.A"/>
        <table:table-column table:style-name="Table4.B"/>
        <table:table-row>
          <table:table-cell table:style-name="Table4.A1" office:value-type="string">
            <text:p text:style-name="P39">Resource</text:p>
          </table:table-cell>
          <table:table-cell table:style-name="Table4.B1" office:value-type="string">
            <text:p text:style-name="Table_20_Contents"><text:s/></text:p>
          </table:table-cell>
        </table:table-row>
        <table:table-row>
          <table:table-cell table:style-name="Table4.A2" office:value-type="string">
            <text:p text:style-name="Table_20_Contents">CPU Port</text:p>
          </table:table-cell>
          <table:table-cell table:style-name="Table4.B2" office:value-type="string">
            <text:p text:style-name="Table_20_Contents">ATMEGA32</text:p>
          </table:table-cell>
        </table:table-row>
        <table:table-row>
          <table:table-cell table:style-name="Table4.A2" office:value-type="string">
            <text:p text:style-name="Table_20_Contents">Peripheral</text:p>
          </table:table-cell>
          <table:table-cell table:style-name="Table4.B2" office:value-type="string">
            <text:p text:style-name="Table_20_Contents">GPIO 10 Ch <text:s/>(E_PA0-7, E_PB1, E_PB2)</text:p>
          </table:table-cell>
        </table:table-row>
        <table:table-row>
          <table:table-cell table:style-name="Table4.A2" office:value-type="string">
            <text:p text:style-name="Table_20_Contents"/>
          </table:table-cell>
          <table:table-cell table:style-name="Table4.B2" office:value-type="string">
            <text:p text:style-name="Table_20_Contents">TIMER <text:s text:c="3"/>( For refresh display)</text:p>
          </table:table-cell>
        </table:table-row>
        <table:table-row>
          <table:table-cell table:style-name="Table4.A2" office:value-type="string">
            <text:p text:style-name="Table_20_Contents">Program Code</text:p>
          </table:table-cell>
          <table:table-cell table:style-name="Table4.B2" office:value-type="string">
            <text:p text:style-name="Table_20_Contents"/>
          </table:table-cell>
        </table:table-row>
        <table:table-row>
          <table:table-cell table:style-name="Table4.A2" office:value-type="string">
            <text:p text:style-name="Table_20_Contents">EEPROM</text:p>
          </table:table-cell>
          <table:table-cell table:style-name="Table4.B2" office:value-type="string">
            <text:p text:style-name="Table_20_Contents"><text:s/>-</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P39">Register <text:s/>Setting</text:p>
          </table:table-cell>
          <table:table-cell table:style-name="Table4.B2" office:value-type="string">
            <text:p text:style-name="Table_20_Contents"/>
          </table:table-cell>
        </table:table-row>
        <table:table-row>
          <table:table-cell table:style-name="Table4.A2" office:value-type="string">
            <text:p text:style-name="P40">E_PA</text:p>
          </table:table-cell>
          <table:table-cell table:style-name="Table4.B2" office:value-type="string">
            <text:p text:style-name="Table_20_Contents"/>
          </table:table-cell>
        </table:table-row>
      </table:table>
      <text:p text:style-name="P44"><text:s/></text:p>
      <text:p text:style-name="Heading_20_1">Future enhancement</text:p>
      <text:p text:style-name="Text_20_body">Future expansion, new features </text:p>
      <text:p text:style-name="Text_20_body"/>
      <text:p text:style-name="P12">6</text:p>
      <text:h text:style-name="Chaptertitle" text:outline-level="1">E-Enc28J</text:h>
      <text:p text:style-name="Heading_20_1">Module objective</text:p>
      <text:p text:style-name="Text_20_body">MAC access LAN module using ENC28j60</text:p>
      <text:p text:style-name="Heading_20_1">Module <text:s/>Requirements</text:p>
      <text:p text:style-name="Text_20_body">E_Enc28J module</text:p>
      <text:p text:style-name="Heading_20_1">Function API </text:p>
      <text:p text:style-name="Text_20_body">enc28J_init()</text:p>
      <text:p text:style-name="Text_20_body">enc28J_open()</text:p>
      <text:p text:style-name="Text_20_body">enc28J_read()</text:p>
      <text:p text:style-name="Text_20_body">enc28J_write()</text:p>
      <text:p text:style-name="Text_20_body"/>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16">
        <text:list-item>
          <text:p text:style-name="P49">Source code </text:p>
        </text:list-item>
      </text:list>
      <text:list text:style-name="L17">
        <text:list-header>
          <text:p text:style-name="P50">Resource usage <text:s/>( Worksheet)</text:p>
        </text:list-header>
      </text:list>
      <text:list text:style-name="L18">
        <text:list-item>
          <text:p text:style-name="P51">Peripheral <text:s/>Ex. Time, Serial</text:p>
        </text:list-item>
        <text:list-item>
          <text:p text:style-name="P51">Port / Pin Usage<text:tab/></text:p>
        </text:list-item>
        <text:list-item>
          <text:p text:style-name="P51">Register usage/ Setting</text:p>
        </text:list-item>
        <text:list-item>
          <text:p text:style-name="P51">Interrupt</text:p>
        </text:list-item>
        <text:list-item>
          <text:p text:style-name="P51">Flash memory </text:p>
        </text:list-item>
        <text:list-item>
          <text:p text:style-name="P51">Data memory</text:p>
        </text:list-item>
      </text:list>
      <text:p text:style-name="Heading_20_1">Resource Usage table</text:p>
      <table:table table:name="Table5" table:style-name="Table5">
        <table:table-column table:style-name="Table5.A"/>
        <table:table-column table:style-name="Table5.B"/>
        <table:table-row>
          <table:table-cell table:style-name="Table5.A1" office:value-type="string">
            <text:p text:style-name="P39">Resource</text:p>
          </table:table-cell>
          <table:table-cell table:style-name="Table5.B1" office:value-type="string">
            <text:p text:style-name="Table_20_Contents"><text:s/></text:p>
          </table:table-cell>
        </table:table-row>
        <table:table-row>
          <table:table-cell table:style-name="Table5.A2" office:value-type="string">
            <text:p text:style-name="Table_20_Contents">CPU Port</text:p>
          </table:table-cell>
          <table:table-cell table:style-name="Table5.B2" office:value-type="string">
            <text:p text:style-name="Table_20_Contents">ATMEGA32</text:p>
          </table:table-cell>
        </table:table-row>
        <table:table-row>
          <table:table-cell table:style-name="Table5.A2" office:value-type="string">
            <text:p text:style-name="Table_20_Contents">Peripheral</text:p>
          </table:table-cell>
          <table:table-cell table:style-name="Table5.B2" office:value-type="string">
            <text:p text:style-name="Table_20_Contents">GPIO 10 Ch <text:s/>(E_PA0-7, E_PB1, E_PB2)</text:p>
          </table:table-cell>
        </table:table-row>
        <table:table-row>
          <table:table-cell table:style-name="Table5.A2" office:value-type="string">
            <text:p text:style-name="Table_20_Contents"/>
          </table:table-cell>
          <table:table-cell table:style-name="Table5.B2" office:value-type="string">
            <text:p text:style-name="Table_20_Contents">TIMER <text:s text:c="3"/>( For refresh display)</text:p>
          </table:table-cell>
        </table:table-row>
        <table:table-row>
          <table:table-cell table:style-name="Table5.A2" office:value-type="string">
            <text:p text:style-name="Table_20_Contents">Program Code</text:p>
          </table:table-cell>
          <table:table-cell table:style-name="Table5.B2" office:value-type="string">
            <text:p text:style-name="Table_20_Contents"/>
          </table:table-cell>
        </table:table-row>
        <table:table-row>
          <table:table-cell table:style-name="Table5.A2" office:value-type="string">
            <text:p text:style-name="Table_20_Contents">EEPROM</text:p>
          </table:table-cell>
          <table:table-cell table:style-name="Table5.B2" office:value-type="string">
            <text:p text:style-name="Table_20_Contents"><text: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39">Register <text:s/>Setting</text:p>
          </table:table-cell>
          <table:table-cell table:style-name="Table5.B2" office:value-type="string">
            <text:p text:style-name="Table_20_Contents"/>
          </table:table-cell>
        </table:table-row>
        <table:table-row>
          <table:table-cell table:style-name="Table5.A2" office:value-type="string">
            <text:p text:style-name="P40">E_PA</text:p>
          </table:table-cell>
          <table:table-cell table:style-name="Table5.B2" office:value-type="string">
            <text:p text:style-name="Table_20_Contents"/>
          </table:table-cell>
        </table:table-row>
      </table:table>
      <text:p text:style-name="P44"><text:s/></text:p>
      <text:p text:style-name="Heading_20_1">Future enhancement</text:p>
      <text:p text:style-name="Text_20_body">Future expansion, new features </text:p>
      <text:p text:style-name="Text_20_body"/>
      <text:p text:style-name="P12">7</text:p>
      <text:h text:style-name="Chaptertitle" text:outline-level="1">E_Fat</text:h>
      <text:p text:style-name="Heading_20_1">Module objective</text:p>
      <text:p text:style-name="Text_20_body">Describe the module objective, what they do, what is the benefits for this module</text:p>
      <text:p text:style-name="Heading_20_1">Module <text:s/>Requirements</text:p>
      <text:p text:style-name="Text_20_body">Requirements for this module </text:p>
      <text:p text:style-name="Heading_20_1">Function API </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19">
        <text:list-item>
          <text:p text:style-name="P52">Source code </text:p>
        </text:list-item>
      </text:list>
      <text:list text:style-name="L20">
        <text:list-header>
          <text:p text:style-name="P53">Resource usage <text:s/>( Worksheet)</text:p>
        </text:list-header>
      </text:list>
      <text:list text:style-name="L21">
        <text:list-item>
          <text:p text:style-name="P54">Peripheral <text:s/>Ex. Time, Serial</text:p>
        </text:list-item>
        <text:list-item>
          <text:p text:style-name="P54">Port / Pin Usage<text:tab/></text:p>
        </text:list-item>
        <text:list-item>
          <text:p text:style-name="P54">Register usage/ Setting</text:p>
        </text:list-item>
        <text:list-item>
          <text:p text:style-name="P54">Interrupt</text:p>
        </text:list-item>
        <text:list-item>
          <text:p text:style-name="P54">Flash memory </text:p>
        </text:list-item>
        <text:list-item>
          <text:p text:style-name="P54">Data memory</text:p>
        </text:list-item>
      </text:list>
      <text:p text:style-name="Heading_20_1">Resource Usage table</text:p>
      <table:table table:name="Table6" table:style-name="Table6">
        <table:table-column table:style-name="Table6.A"/>
        <table:table-column table:style-name="Table6.B"/>
        <table:table-row>
          <table:table-cell table:style-name="Table6.A1" office:value-type="string">
            <text:p text:style-name="P39">Resource</text:p>
          </table:table-cell>
          <table:table-cell table:style-name="Table6.B1" office:value-type="string">
            <text:p text:style-name="Table_20_Contents"><text:s/></text:p>
          </table:table-cell>
        </table:table-row>
        <table:table-row>
          <table:table-cell table:style-name="Table6.A2" office:value-type="string">
            <text:p text:style-name="Table_20_Contents">CPU Port</text:p>
          </table:table-cell>
          <table:table-cell table:style-name="Table6.B2" office:value-type="string">
            <text:p text:style-name="Table_20_Contents">ATMEGA32</text:p>
          </table:table-cell>
        </table:table-row>
        <table:table-row>
          <table:table-cell table:style-name="Table6.A2" office:value-type="string">
            <text:p text:style-name="Table_20_Contents">Peripheral</text:p>
          </table:table-cell>
          <table:table-cell table:style-name="Table6.B2" office:value-type="string">
            <text:p text:style-name="Table_20_Contents">GPIO 10 Ch <text:s/>(E_PA0-7, E_PB1, E_PB2)</text:p>
          </table:table-cell>
        </table:table-row>
        <table:table-row>
          <table:table-cell table:style-name="Table6.A2" office:value-type="string">
            <text:p text:style-name="Table_20_Contents"/>
          </table:table-cell>
          <table:table-cell table:style-name="Table6.B2" office:value-type="string">
            <text:p text:style-name="Table_20_Contents">TIMER <text:s text:c="3"/>( For refresh display)</text:p>
          </table:table-cell>
        </table:table-row>
        <table:table-row>
          <table:table-cell table:style-name="Table6.A2" office:value-type="string">
            <text:p text:style-name="Table_20_Contents">Program Code</text:p>
          </table:table-cell>
          <table:table-cell table:style-name="Table6.B2" office:value-type="string">
            <text:p text:style-name="Table_20_Contents"/>
          </table:table-cell>
        </table:table-row>
        <table:table-row>
          <table:table-cell table:style-name="Table6.A2" office:value-type="string">
            <text:p text:style-name="Table_20_Contents">EEPROM</text:p>
          </table:table-cell>
          <table:table-cell table:style-name="Table6.B2" office:value-type="string">
            <text:p text:style-name="Table_20_Contents"><text:s/>-</text:p>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P39">Register <text:s/>Setting</text:p>
          </table:table-cell>
          <table:table-cell table:style-name="Table6.B2" office:value-type="string">
            <text:p text:style-name="Table_20_Contents"/>
          </table:table-cell>
        </table:table-row>
        <table:table-row>
          <table:table-cell table:style-name="Table6.A2" office:value-type="string">
            <text:p text:style-name="P40">E_PA</text:p>
          </table:table-cell>
          <table:table-cell table:style-name="Table6.B2" office:value-type="string">
            <text:p text:style-name="Table_20_Contents"/>
          </table:table-cell>
        </table:table-row>
      </table:table>
      <text:p text:style-name="P44"><text:s/></text:p>
      <text:p text:style-name="Heading_20_1">Future enhancement</text:p>
      <text:p text:style-name="Text_20_body">Future expansion, new features </text:p>
      <text:p text:style-name="P45"/>
      <text:p text:style-name="P12">8</text:p>
      <text:h text:style-name="Chaptertitle" text:outline-level="1">E_TCP/IP</text:h>
      <text:p text:style-name="Heading_20_1">Module objective</text:p>
      <text:p text:style-name="Text_20_body">Describe the module objective, what they do, what is the benefits for this module</text:p>
      <text:p text:style-name="Heading_20_1">Module <text:s/>Requirements</text:p>
      <text:p text:style-name="Text_20_body">Requirements for this module </text:p>
      <text:p text:style-name="Heading_20_1">Function API </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22">
        <text:list-item>
          <text:p text:style-name="P55">Source code </text:p>
        </text:list-item>
      </text:list>
      <text:list text:style-name="L23">
        <text:list-header>
          <text:p text:style-name="P56">Resource usage <text:s/>( Worksheet)</text:p>
        </text:list-header>
      </text:list>
      <text:list text:style-name="L24">
        <text:list-item>
          <text:p text:style-name="P57">Peripheral <text:s/>Ex. Time, Serial</text:p>
        </text:list-item>
        <text:list-item>
          <text:p text:style-name="P57">Port / Pin Usage<text:tab/></text:p>
        </text:list-item>
        <text:list-item>
          <text:p text:style-name="P57">Register usage/ Setting</text:p>
        </text:list-item>
        <text:list-item>
          <text:p text:style-name="P57">Interrupt</text:p>
        </text:list-item>
        <text:list-item>
          <text:p text:style-name="P57">Flash memory </text:p>
        </text:list-item>
        <text:list-item>
          <text:p text:style-name="P57">Data memory</text:p>
        </text:list-item>
      </text:list>
      <text:p text:style-name="Heading_20_1">Resource Usage table</text:p>
      <table:table table:name="Table7" table:style-name="Table7">
        <table:table-column table:style-name="Table7.A"/>
        <table:table-column table:style-name="Table7.B"/>
        <table:table-row>
          <table:table-cell table:style-name="Table7.A1" office:value-type="string">
            <text:p text:style-name="P39">Resource</text:p>
          </table:table-cell>
          <table:table-cell table:style-name="Table7.B1" office:value-type="string">
            <text:p text:style-name="Table_20_Contents"><text:s/></text:p>
          </table:table-cell>
        </table:table-row>
        <table:table-row>
          <table:table-cell table:style-name="Table7.A2" office:value-type="string">
            <text:p text:style-name="Table_20_Contents">CPU Port</text:p>
          </table:table-cell>
          <table:table-cell table:style-name="Table7.B2" office:value-type="string">
            <text:p text:style-name="Table_20_Contents">ATMEGA32</text:p>
          </table:table-cell>
        </table:table-row>
        <table:table-row>
          <table:table-cell table:style-name="Table7.A2" office:value-type="string">
            <text:p text:style-name="Table_20_Contents">Peripheral</text:p>
          </table:table-cell>
          <table:table-cell table:style-name="Table7.B2" office:value-type="string">
            <text:p text:style-name="Table_20_Contents">GPIO 10 Ch <text:s/>(E_PA0-7, E_PB1, E_PB2)</text:p>
          </table:table-cell>
        </table:table-row>
        <table:table-row>
          <table:table-cell table:style-name="Table7.A2" office:value-type="string">
            <text:p text:style-name="Table_20_Contents"/>
          </table:table-cell>
          <table:table-cell table:style-name="Table7.B2" office:value-type="string">
            <text:p text:style-name="Table_20_Contents">TIMER <text:s text:c="3"/>( For refresh display)</text:p>
          </table:table-cell>
        </table:table-row>
        <table:table-row>
          <table:table-cell table:style-name="Table7.A2" office:value-type="string">
            <text:p text:style-name="Table_20_Contents">Program Code</text:p>
          </table:table-cell>
          <table:table-cell table:style-name="Table7.B2" office:value-type="string">
            <text:p text:style-name="Table_20_Contents"/>
          </table:table-cell>
        </table:table-row>
        <table:table-row>
          <table:table-cell table:style-name="Table7.A2" office:value-type="string">
            <text:p text:style-name="Table_20_Contents">EEPROM</text:p>
          </table:table-cell>
          <table:table-cell table:style-name="Table7.B2" office:value-type="string">
            <text:p text:style-name="Table_20_Contents"><text:s/>-</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P39">Register <text:s/>Setting</text:p>
          </table:table-cell>
          <table:table-cell table:style-name="Table7.B2" office:value-type="string">
            <text:p text:style-name="Table_20_Contents"/>
          </table:table-cell>
        </table:table-row>
        <table:table-row>
          <table:table-cell table:style-name="Table7.A2" office:value-type="string">
            <text:p text:style-name="P40">E_PA</text:p>
          </table:table-cell>
          <table:table-cell table:style-name="Table7.B2" office:value-type="string">
            <text:p text:style-name="Table_20_Contents"/>
          </table:table-cell>
        </table:table-row>
      </table:table>
      <text:p text:style-name="P44"><text:s/></text:p>
      <text:p text:style-name="Heading_20_1">Future enhancement</text:p>
      <text:p text:style-name="Text_20_body">Future expansion, new features </text:p>
      <text:p text:style-name="P45"/>
      <text:p text:style-name="P45"/>
      <text:p text:style-name="P45"/>
      <text:p text:style-name="P44"><text:s/></text:p>
      <text:p text:style-name="P12">A</text:p>
      <text:h text:style-name="Chaptertitle" text:outline-level="1">Module Name</text:h>
      <text:p text:style-name="Heading_20_1">Module objective</text:p>
      <text:p text:style-name="Text_20_body">Describe the module objective, what they do, what is the benefits for this module</text:p>
      <text:p text:style-name="Heading_20_1">Module <text:s/>Requirements</text:p>
      <text:p text:style-name="Text_20_body">Requirements for this module </text:p>
      <text:p text:style-name="Heading_20_1">Function API </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start-value="1">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25">
        <text:list-item>
          <text:p text:style-name="P58">Source code </text:p>
        </text:list-item>
      </text:list>
      <text:list text:style-name="L26">
        <text:list-header>
          <text:p text:style-name="P59">Resource usage <text:s/>( Worksheet)</text:p>
        </text:list-header>
      </text:list>
      <text:list text:style-name="L27">
        <text:list-item>
          <text:p text:style-name="P60">Peripheral <text:s/>Ex. Time, Serial</text:p>
        </text:list-item>
        <text:list-item>
          <text:p text:style-name="P60">Port / Pin Usage<text:tab/></text:p>
        </text:list-item>
        <text:list-item>
          <text:p text:style-name="P60">Register usage/ Setting</text:p>
        </text:list-item>
        <text:list-item>
          <text:p text:style-name="P60">Interrupt</text:p>
        </text:list-item>
        <text:list-item>
          <text:p text:style-name="P60">Flash memory </text:p>
        </text:list-item>
        <text:list-item>
          <text:p text:style-name="P60">Data memory</text:p>
        </text:list-item>
      </text:list>
      <text:p text:style-name="Heading_20_1">Resource Usage table</text:p>
      <table:table table:name="Table13" table:style-name="Table13">
        <table:table-column table:style-name="Table13.A"/>
        <table:table-column table:style-name="Table13.B"/>
        <table:table-row>
          <table:table-cell table:style-name="Table13.A1" office:value-type="string">
            <text:p text:style-name="P39">Resource</text:p>
          </table:table-cell>
          <table:table-cell table:style-name="Table13.B1" office:value-type="string">
            <text:p text:style-name="Table_20_Contents"><text:s/></text:p>
          </table:table-cell>
        </table:table-row>
        <table:table-row>
          <table:table-cell table:style-name="Table13.A2" office:value-type="string">
            <text:p text:style-name="Table_20_Contents">CPU Port</text:p>
          </table:table-cell>
          <table:table-cell table:style-name="Table13.B2" office:value-type="string">
            <text:p text:style-name="Table_20_Contents">ATMEGA32</text:p>
          </table:table-cell>
        </table:table-row>
        <table:table-row>
          <table:table-cell table:style-name="Table13.A2" office:value-type="string">
            <text:p text:style-name="Table_20_Contents">Peripheral</text:p>
          </table:table-cell>
          <table:table-cell table:style-name="Table13.B2" office:value-type="string">
            <text:p text:style-name="Table_20_Contents">GPIO 10 Ch <text:s/>(E_PA0-7, E_PB1, E_PB2)</text:p>
          </table:table-cell>
        </table:table-row>
        <table:table-row>
          <table:table-cell table:style-name="Table13.A2" office:value-type="string">
            <text:p text:style-name="Table_20_Contents"/>
          </table:table-cell>
          <table:table-cell table:style-name="Table13.B2" office:value-type="string">
            <text:p text:style-name="Table_20_Contents">TIMER <text:s text:c="3"/>( For refresh display)</text:p>
          </table:table-cell>
        </table:table-row>
        <table:table-row>
          <table:table-cell table:style-name="Table13.A2" office:value-type="string">
            <text:p text:style-name="Table_20_Contents">Program Code</text:p>
          </table:table-cell>
          <table:table-cell table:style-name="Table13.B2" office:value-type="string">
            <text:p text:style-name="Table_20_Contents"/>
          </table:table-cell>
        </table:table-row>
        <table:table-row>
          <table:table-cell table:style-name="Table13.A2" office:value-type="string">
            <text:p text:style-name="Table_20_Contents">EEPROM</text:p>
          </table:table-cell>
          <table:table-cell table:style-name="Table13.B2" office:value-type="string">
            <text:p text:style-name="Table_20_Contents"><text:s/>-</text:p>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row>
          <table:table-cell table:style-name="Table13.A2" office:value-type="string">
            <text:p text:style-name="P39">Register <text:s/>Setting</text:p>
          </table:table-cell>
          <table:table-cell table:style-name="Table13.B2" office:value-type="string">
            <text:p text:style-name="Table_20_Contents"/>
          </table:table-cell>
        </table:table-row>
        <table:table-row>
          <table:table-cell table:style-name="Table13.A2" office:value-type="string">
            <text:p text:style-name="P40">E_PA</text:p>
          </table:table-cell>
          <table:table-cell table:style-name="Table13.B2" office:value-type="string">
            <text:p text:style-name="Table_20_Contents"/>
          </table:table-cell>
        </table:table-row>
      </table:table>
      <text:p text:style-name="P44"><text:s/></text:p>
      <text:p text:style-name="Heading_20_1">Future enhancement</text:p>
      <text:p text:style-name="Text_20_body">Future expansion, new features </text:p>
      <text:p text:style-name="P45"/>
      <text:h text:style-name="Chaptertitle" text:outline-level="1"/>
      <text:h text:style-name="Chaptertitle" text:outline-level="1"/>
      <text:h text:style-name="Chaptertitle" text:outline-level="1"/>
      <text:p text:style-name="P61">Template manual</text:p>
      <text:p text:style-name="Standard">Style in these template</text:p>
      <text:p text:style-name="Standard"><text:tab/>Chapterno <text:s text:c="4"/>number of chapter</text:p>
      <text:p text:style-name="Standard"><text:tab/>Chaptertitle <text:s text:c="2"/>title chapter </text:p>
      <text:p text:style-name="Standard"/>
      <text:p text:style-name="Standard">Tips to use template</text:p>
      <text:list text:style-name="L28">
        <text:list-item>
          <text:p text:style-name="P62">Always <text:s/>end chapter with page break</text:p>
        </text:list-item>
        <text:list-item>
          <text:p text:style-name="P62"/>
        </text:list-item>
      </text:list>
      <text:p text:style-name="Standard"/>
      <text:p text:style-name="Standard">How to enter index</text:p>
      <text:p text:style-name="Standard">How to set//enter chapter</text:p>
      <text:list text:style-name="L29">
        <text:list-item>
          <text:p text:style-name="P63">Goto edit paragraph/styles (click right mouse button)</text:p>
        </text:list-item>
        <text:list-item>
          <text:p text:style-name="P63">select organizer tab </text:p>
        </text:list-item>
        <text:list-item>
          <text:p text:style-name="P63">set next style for style use next </text:p>
        </text:list-item>
        <text:list-item>
          <text:p text:style-name="P63">set style category </text:p>
        </text:list-item>
      </text:list>
      <text:list text:style-name="L30">
        <text:list-header>
          <text:p text:style-name="P64"/>
        </text:list-header>
      </text:list>
      <text:p text:style-name="Standard"/>
      <text:p text:style-name="Standard">How to set/enter toc</text:p>
      <text:list text:style-name="L29">
        <text:list-item text:start-value="1">
          <text:p text:style-name="P63">Goto edit index/table</text:p>
        </text:list-item>
        <text:list-item>
          <text:p text:style-name="P63">At index/table tab check outline box and press ... to edit</text:p>
        </text:list-item>
      </text:list>
      <text:list text:style-name="L31">
        <text:list-item>
          <text:p text:style-name="P65">Map desired style to TOC level</text:p>
        </text:list-item>
      </text:list>
      <text:p text:style-name="Standard"/>
      <text:alphabetical-index text:style-name="Sect2" text:protected="true" text:name="Alphabetical Index1">
        <text:alphabetical-index-source text:main-entry-style-name="Main_20_index_20_entry" text:sort-algorithm="alphanumeric" fo:language="th" fo:country="TH">
          <text:index-title-template text:style-name="Index_20_Heading">บรรณาณุกร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66">บรรณาณุกรม</text:p>
          </text:index-title>
          <text:p text:style-name="P67">Embedded<text:tab/><text:span text:style-name="Main_20_index_20_entry">8</text:span></text:p>
        </text:index-body>
      </text:alphabetical-index>
      <text:h text:style-name="Chaptertitle"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ngsana New" style:font-size-complex="18.6499996185303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Angsana New1"/>
    </style:style>
    <style:style style:name="Head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Foot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fo:font-size="24pt" fo:font-weight="bold" style:font-size-asian="16pt" style:font-weight-asian="bold"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8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3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8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0.3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9.8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9.3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85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8.35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7.8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7.357cm" style:type="right" style:leader-style="dotted" style:leader-text="."/>
        </style:tab-stops>
      </style:paragraph-properties>
    </style:style>
    <style:style style:name="ChapterNo" style:family="paragraph" style:parent-style-name="Heading_20_1" style:next-style-name="Chaptertitle" style:auto-update="true" style:class="chapter" style:master-page-name="">
      <style:paragraph-properties fo:margin-left="0cm" fo:margin-right="0cm" fo:margin-top="3cm" fo:margin-bottom="0cm" fo:text-align="end" style:justify-single-word="false" fo:keep-together="always" fo:text-indent="0cm" style:auto-text-indent="false" fo:background-color="transparent" fo:padding="0cm" fo:border="none" style:shadow="none">
        <style:tab-stops/>
        <style:drop-cap/>
        <style:background-image/>
      </style:paragraph-properties>
      <style:text-properties fo:text-transform="uppercase" style:font-name="Times New Roman" fo:font-size="72pt" fo:font-style="italic" style:text-underline-style="none" fo:font-weight="bold" fo:background-color="transparent" style:font-size-asian="72pt" style:font-weight-asian="bold" style:font-name-complex="AngsanaUPC" style:font-size-complex="72pt" style:font-weight-complex="bold"/>
    </style:style>
    <style:style style:name="Chaptertitle" style:family="paragraph" style:parent-style-name="Heading" style:auto-update="true" style:class="chapter" style:master-page-name="" style:default-outline-level="1">
      <style:paragraph-properties fo:margin-top="0cm" fo:margin-bottom="0.101cm" fo:text-align="end" style:justify-single-word="false" fo:keep-together="always" fo:background-color="transparent" style:shadow="none" fo:keep-with-next="auto">
        <style:tab-stops/>
        <style:background-image/>
      </style:paragraph-properties>
      <style:text-properties style:font-name="Times New Roman1" fo:font-size="16pt" fo:font-style="italic" style:text-underline-style="solid" style:text-underline-width="auto" style:text-underline-color="font-color" style:font-size-complex="16pt" style:font-style-complex="italic"/>
    </style:style>
    <style:style style:name="Chaptertext" style:family="paragraph" style:parent-style-name="Heading_20_8" style:class="text" style:master-page-name="">
      <style:text-properties style:font-name="Times New Roman1" fo:font-size="12pt" fo:font-weight="normal" style:font-size-complex="12pt" style:font-weight-complex="normal"/>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T1" style:family="text">
      <style:text-properties fo:color="#ff0000" style:font-name="Brush Flash" fo:font-size="18pt" style:font-size-asian="18pt" style:font-size-complex="10pt"/>
    </style:style>
    <style:style style:name="T2" style:family="text">
      <style:text-properties fo:color="#ff0000" style:font-name="Sci Fied 2002" fo:font-size="9pt" style:font-size-asian="9pt" style:font-size-complex="10pt"/>
    </style:style>
    <style:style style:name="T3" style:family="text">
      <style:text-properties style:font-name="Sci Fied 2002" fo:font-size="9pt" style:font-size-asian="9pt" style:font-size-complex="10pt"/>
    </style:style>
    <style:style style:name="T4" style:family="text">
      <style:text-properties style:font-name="Sci Fied 2002" fo:font-size="9pt" style:font-size-asian="9pt" style:font-size-complex="9pt"/>
    </style:style>
    <style:style style:name="T5" style:family="text">
      <style:text-properties style:font-name="Sci Fied 2002" fo:font-size="8pt" style:font-size-asian="8pt" style:font-size-complex="8pt"/>
    </style:style>
    <style:style style:name="T6" style:family="text">
      <style:text-properties fo:font-size="8pt" style:font-size-asian="8pt" style:font-size-complex="8pt"/>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page-layout style:name="pm1">
      <style:page-layout-properties fo:page-width="14.85cm" fo:page-height="21.001cm" style:num-format="1" style:print-orientation="portrait" fo:margin-top="2cm" fo:margin-bottom="2cm" fo:margin-left="2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page-layout>
  </office:automatic-styles>
  <office:master-styles>
    <style:master-page style:name="Standard" style:page-layout-name="pm1">
      <style:header>
        <text:p text:style-name="P1"><text:span text:style-name="T1"><text:s/></text:span><text:span text:style-name="T2">Gear</text:span><text:span text:style-name="T3">tronics.net <text:s text:c="22"/></text:span><text:span text:style-name="T4"><text:s text:c="12"/></text:span><text:span text:style-name="T5">E-block S/W Module <text:s/></text:span><text:span text:style-name="T6"><text:s/></text:span><text:span text:style-name="T7"><text:page-number text:select-page="current">3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8-02-21T11:23:44</meta:creation-date>
    <dc:date>2008-05-07T22:35:58</dc:date>
    <dc:language>en-US</dc:language>
    <meta:editing-cycles>26</meta:editing-cycles>
    <meta:editing-duration>PT8H38M15S</meta:editing-duration>
    <meta:user-defined meta:name="Info 1"/>
    <meta:user-defined meta:name="Info 2"/>
    <meta:user-defined meta:name="Info 3"/>
    <meta:user-defined meta:name="Info 4"/>
    <meta:document-statistic meta:table-count="9" meta:image-count="0" meta:object-count="0" meta:page-count="42" meta:paragraph-count="533" meta:word-count="2362" meta:character-count="14284"/>
  </office:meta>
</office:document-meta>
</file>